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 style:parent-style-name="Note">
      <style:graphic-properties fo:max-width="12cm" fo:min-height="0.791cm" fo:min-width="2.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4-10-27T16:20:51" calcext:value-type="date">
            <text:p>2024-10-27 16:20:51</text:p>
          </table:table-cell>
          <table:table-cell table:style-name="ce22" office:value-type="date" office:date-value="2024-10-27" calcext:value-type="date">
            <text:p>2024-10-27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6H20M51S" calcext:value-type="time">
            <text:p>16:20:51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4-10-27T16:20:51" calcext:value-type="date">
            <text:p>2024-10-27 16:20:51</text:p>
          </table:table-cell>
          <table:table-cell table:style-name="ce23" office:value-type="date" office:date-value="2024-10-27" calcext:value-type="date">
            <text:p>2024-10-27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4H20M51S" calcext:value-type="time">
            <text:p>04:20:51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4-10-27T16:20:51" calcext:value-type="date">
            <text:p>2024-10-27 16:20:51</text:p>
          </table:table-cell>
          <table:table-cell table:style-name="ce24" office:value-type="date" office:date-value="2024-10-27" calcext:value-type="date">
            <text:p>2024-10-27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6H20M51S" calcext:value-type="time">
            <text:p>16:20:51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4-10-27T16:20:51" calcext:value-type="date">
            <text:p>2024-10-27 16:20:51</text:p>
          </table:table-cell>
          <table:table-cell table:style-name="ce25" office:value-type="date" office:date-value="2024-10-27" calcext:value-type="date">
            <text:p>2024-10-27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4H20M51S" calcext:value-type="time">
            <text:p>04:20:51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4-10-27T16:20:51" calcext:value-type="date">
            <text:p>2024-10-27 16:20:51</text:p>
          </table:table-cell>
          <table:table-cell table:style-name="ce26" office:value-type="date" office:date-value="2024-10-27" calcext:value-type="date">
            <text:p>2024-10-27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6H20M51S" calcext:value-type="time">
            <text:p>16:20:51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4-10-27T16:20:51" calcext:value-type="date">
            <text:p>2024-10-27 16:20:51</text:p>
          </table:table-cell>
          <table:table-cell table:style-name="ce27" office:value-type="date" office:date-value="2024-10-27" calcext:value-type="date">
            <text:p>2024-10-27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4H20M51S" calcext:value-type="time">
            <text:p>04:20:51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4-10-27T16:20:51" calcext:value-type="date">
            <text:p>2024-10-27 16:20:51</text:p>
          </table:table-cell>
          <table:table-cell table:style-name="ce28" office:value-type="date" office:date-value="2024-10-27" calcext:value-type="date">
            <text:p>2024-10-27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6H20M51S" calcext:value-type="time">
            <text:p>16:20:51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4-10-27T16:20:51" calcext:value-type="date">
            <text:p>2024-10-27 16:20:51</text:p>
          </table:table-cell>
          <table:table-cell table:style-name="ce29" office:value-type="date" office:date-value="2024-10-27" calcext:value-type="date">
            <text:p>2024-10-27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4H20M51S" calcext:value-type="time">
            <text:p>04:20:51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4-10-27T16:20:51" calcext:value-type="date">
            <text:p>2024-10-27 16:20:51</text:p>
          </table:table-cell>
          <table:table-cell table:style-name="ce30" office:value-type="date" office:date-value="2024-10-27" calcext:value-type="date">
            <text:p>2024-10-27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6H20M51S" calcext:value-type="time">
            <text:p>16:20:51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4-10-27T16:20:51" calcext:value-type="date">
            <text:p>2024-10-27 16:20:51</text:p>
          </table:table-cell>
          <table:table-cell table:style-name="ce31" office:value-type="date" office:date-value="2024-10-27" calcext:value-type="date">
            <text:p>2024-10-27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4H20M51S" calcext:value-type="time">
            <text:p>04:20:51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svg:width="2.899cm" svg:height="0.991cm" svg:x="9.1cm" svg:y="4.37cm" draw:caption-point-x="-0.61cm" draw:caption-point-y="1.51cm">
              <dc:creator>Autoría desconocida</dc:creator>
              <dc:date>2024-10-27T16:20:00</dc:date>
              <text:p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4-10-27T16:20:51" calcext:value-type="date">
            <text:p>2024-10-27 16:20:51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4-10-27T16:20:51" calcext:value-type="date">
            <text:p>2024-10-27 16:20:51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4-10-27T16:20:51" calcext:value-type="date">
            <text:p>2024-10-27 16:20:51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  <table:table-cell table:style-name="ce1" office:value-type="string" calcext:value-type="string">
            <text:p>Graphic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  <table:table-cell table:style-name="ce11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2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6:20:50.6388953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6:20:48</meta:creation-date>
    <meta:generator>LibreOffice/24.2.6.2$Linux_X86_64 LibreOffice_project/420$Build-2</meta:generator>
    <meta:editing-duration>PT1S</meta:editing-duration>
    <meta:editing-cycles>2</meta:editing-cycles>
    <meta:initial-creator>Turulomio</meta:initial-creator>
    <dc:description>Este fichero ha sido generado con UnoGenerator-1.0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4-10-27T16:20:52.173042516</dc:date>
    <dc:title>Ejemplo ODS con UnoGenerator</dc:title>
    <meta:document-statistic meta:table-count="8" meta:cell-count="3390" meta:object-count="0"/>
  </office:meta>
</office:document-meta>
</file>